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27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96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0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1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2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23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4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25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6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7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29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0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2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33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35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38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>
      <style:graphic-properties style:writing-mode="lr-tb" loext:decorative="false"/>
    </style:style>
    <style:style style:name="gr14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1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2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43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4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45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46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P1" style:family="paragraph">
      <loext:graphic-properties draw:fill="solid" draw:fill-color="#ccffff" draw:opacity="3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1" style:family="paragraph">
      <loext:graphic-properties draw:fill="hatch" draw:fill-hatch-name="Black_20_90_20_Degrees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solid" draw:fill-color="#808000"/>
      <style:paragraph-properties fo:text-align="center"/>
    </style:style>
    <style:style style:name="P24" style:family="paragraph">
      <loext:graphic-properties draw:fill="solid" draw:fill-color="#800000"/>
      <style:paragraph-properties fo:text-align="center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fill="hatch" draw:fill-color="#c0c0c0" draw:fill-hatch-name="Hatch15" draw:fill-hatch-solid="true"/>
      <style:paragraph-properties fo:text-align="center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6cm" svg:height="1.8cm" svg:x="9.5cm" svg:y="4.6cm">
          <text:p/>
        </draw:rect>
        <draw:rect draw:style-name="gr1" draw:text-style-name="P1" draw:layer="layout" svg:width="1.6cm" svg:height="1.8cm" svg:x="6.9cm" svg:y="4.6cm">
          <text:p/>
        </draw:rect>
        <draw:frame draw:style-name="gr2" draw:text-style-name="P2" draw:layer="layout" svg:width="8.7cm" svg:height="0.3cm" svg:x="2.1cm" svg:y="28.3cm">
          <draw:text-box>
            <text:p><text:file-name text:display="full">G:\!Privat3\Eisenbahn\Module\M01_Gleis1auf2_mitGueterschuppen_2010\module01\odg\RCC_module01_I2C_250312.odg</text:file-name></text:p>
          </draw:text-box>
        </draw:frame>
        <draw:g draw:style-name="gr3">
          <draw:rect draw:style-name="gr4" draw:text-style-name="P3" draw:layer="layout" svg:width="0.6cm" svg:height="1cm" draw:transform="rotate (-1.5707963267949) translate (10.8cm 5.7cm)">
            <text:p/>
          </draw:rect>
          <draw:rect draw:style-name="gr5" draw:text-style-name="P4" draw:layer="layout" svg:width="0.5cm" svg:height="0.9cm" draw:transform="rotate (-1.5707963267949) translate (10.75cm 5.75cm)">
            <text:p/>
          </draw:rect>
          <draw:rect draw:style-name="gr6" draw:text-style-name="P5" draw:layer="layout" svg:width="0.05cm" svg:height="0.3cm" draw:transform="rotate (-1.5707963267949) translate (10.45cm 6.25cm)">
            <text:p/>
          </draw:rect>
          <draw:circle draw:style-name="gr7" draw:text-style-name="P6" draw:layer="layout" svg:width="0.12cm" svg:height="0.12cm" draw:transform="rotate (-1.5707963267949) translate (10.16cm 6.04cm)">
            <text:p/>
          </draw:circle>
          <draw:circle draw:style-name="gr8" draw:text-style-name="P6" draw:layer="layout" svg:width="0.12cm" svg:height="0.12cm" draw:transform="rotate (-1.5707963267949) translate (10.36cm 6.04cm)">
            <text:p/>
          </draw:circle>
          <draw:circle draw:style-name="gr9" draw:text-style-name="P6" draw:layer="layout" svg:width="0.12cm" svg:height="0.12cm" draw:transform="rotate (-1.5707963267949) translate (10.56cm 6.04cm)">
            <text:p/>
          </draw:circle>
          <draw:circle draw:style-name="gr10" draw:text-style-name="P6" draw:layer="layout" svg:width="0.12cm" svg:height="0.12cm" draw:transform="rotate (-1.5707963267949) translate (10.16cm 5.84cm)">
            <text:p/>
          </draw:circle>
          <draw:circle draw:style-name="gr11" draw:text-style-name="P6" draw:layer="layout" svg:width="0.12cm" svg:height="0.12cm" draw:transform="rotate (-1.5707963267949) translate (10.36cm 5.84cm)">
            <text:p/>
          </draw:circle>
          <draw:circle draw:style-name="gr12" draw:text-style-name="P6" draw:layer="layout" svg:width="0.12cm" svg:height="0.12cm" draw:transform="rotate (-1.5707963267949) translate (10.56cm 5.84cm)">
            <text:p/>
          </draw:circle>
        </draw:g>
        <draw:rect draw:style-name="gr13" draw:text-style-name="P3" draw:layer="layout" svg:width="0.6cm" svg:height="1.4cm" draw:transform="rotate (-1.5707963267949) translate (11cm 4.7cm)">
          <text:p/>
        </draw:rect>
        <draw:rect draw:style-name="gr14" draw:text-style-name="P4" draw:layer="layout" svg:width="0.5cm" svg:height="1.3cm" draw:transform="rotate (-1.5707963267949) translate (10.95cm 4.75cm)">
          <text:p/>
        </draw:rect>
        <draw:rect draw:style-name="gr15" draw:text-style-name="P5" draw:layer="layout" svg:width="0.05cm" svg:height="0.3cm" draw:transform="rotate (-1.5707963267949) translate (10.45cm 5.25cm)">
          <text:p/>
        </draw:rect>
        <draw:circle draw:style-name="gr16" draw:text-style-name="P6" draw:layer="layout" svg:width="0.12cm" svg:height="0.12cm" draw:transform="rotate (-1.5707963267949) translate (9.96cm 5.04cm)">
          <text:p/>
        </draw:circle>
        <draw:circle draw:style-name="gr17" draw:text-style-name="P6" draw:layer="layout" svg:width="0.12cm" svg:height="0.12cm" draw:transform="rotate (-1.5707963267949) translate (10.16cm 5.04cm)">
          <text:p/>
        </draw:circle>
        <draw:circle draw:style-name="gr18" draw:text-style-name="P5" draw:layer="layout" svg:width="0.12cm" svg:height="0.12cm" draw:transform="rotate (-1.5707963267949) translate (10.36cm 5.04cm)">
          <text:p/>
        </draw:circle>
        <draw:circle draw:style-name="gr19" draw:text-style-name="P6" draw:layer="layout" svg:width="0.12cm" svg:height="0.12cm" draw:transform="rotate (-1.5707963267949) translate (9.96cm 4.84cm)">
          <text:p/>
        </draw:circle>
        <draw:circle draw:style-name="gr20" draw:text-style-name="P6" draw:layer="layout" svg:width="0.12cm" svg:height="0.12cm" draw:transform="rotate (-1.5707963267949) translate (10.16cm 4.84cm)">
          <text:p/>
        </draw:circle>
        <draw:circle draw:style-name="gr21" draw:text-style-name="P7" draw:layer="layout" svg:width="0.12cm" svg:height="0.12cm" draw:transform="rotate (-1.5707963267949) translate (10.36cm 4.84cm)">
          <text:p/>
        </draw:circle>
        <draw:circle draw:style-name="gr22" draw:text-style-name="P6" draw:layer="layout" svg:width="0.12cm" svg:height="0.12cm" draw:transform="rotate (-1.5707963267949) translate (10.56cm 5.04cm)">
          <text:p/>
        </draw:circle>
        <draw:circle draw:style-name="gr23" draw:text-style-name="P6" draw:layer="layout" svg:width="0.12cm" svg:height="0.12cm" draw:transform="rotate (-1.5707963267949) translate (10.76cm 5.04cm)">
          <text:p/>
        </draw:circle>
        <draw:circle draw:style-name="gr24" draw:text-style-name="P6" draw:layer="layout" svg:width="0.12cm" svg:height="0.12cm" draw:transform="rotate (-1.5707963267949) translate (10.56cm 4.84cm)">
          <text:p/>
        </draw:circle>
        <draw:circle draw:style-name="gr25" draw:text-style-name="P6" draw:layer="layout" svg:width="0.12cm" svg:height="0.12cm" draw:transform="rotate (-1.5707963267949) translate (10.76cm 4.84cm)">
          <text:p/>
        </draw:circle>
        <draw:frame draw:style-name="gr26" draw:text-style-name="P8" draw:layer="layout" svg:width="0.6cm" svg:height="0.379cm" svg:x="10cm" svg:y="5.321cm">
          <draw:text-box>
            <text:p><text:span text:style-name="T1">W2</text:span></text:p>
          </draw:text-box>
        </draw:frame>
        <draw:line draw:style-name="gr27" draw:text-style-name="P9" draw:layer="layout" svg:x1="10.5cm" svg:y1="6.1cm" svg:x2="10.5cm" svg:y2="6.9cm">
          <text:p/>
        </draw:line>
        <draw:line draw:style-name="gr27" draw:text-style-name="P9" draw:layer="layout" svg:x1="10.1cm" svg:y1="6.1cm" svg:x2="10.1cm" svg:y2="6.9cm">
          <text:p/>
        </draw:line>
        <draw:line draw:style-name="gr28" draw:text-style-name="P9" draw:layer="layout" svg:x1="10.3cm" svg:y1="6.1cm" svg:x2="10.3cm" svg:y2="6.9cm">
          <text:p/>
        </draw:line>
        <draw:circle draw:style-name="gr29" draw:text-style-name="P10" draw:layer="layout" svg:width="0.1cm" svg:height="0.1cm" draw:transform="rotate (-3.14159265358979) translate (10.355cm 7cm)">
          <text:p/>
        </draw:circle>
        <draw:circle draw:style-name="gr29" draw:text-style-name="P10" draw:layer="layout" svg:width="0.1cm" svg:height="0.1cm" draw:transform="rotate (-3.14159265358979) translate (10.555cm 7cm)">
          <text:p/>
        </draw:circle>
        <draw:circle draw:style-name="gr29" draw:text-style-name="P10" draw:layer="layout" svg:width="0.1cm" svg:height="0.1cm" draw:transform="rotate (-3.14159265358979) translate (10.155cm 7cm)">
          <text:p/>
        </draw:circle>
        <draw:line draw:style-name="gr27" draw:text-style-name="P9" draw:layer="layout" svg:x1="10.5cm" svg:y1="7.2cm" svg:x2="10.5cm" svg:y2="7cm">
          <text:p/>
        </draw:line>
        <draw:line draw:style-name="gr27" draw:text-style-name="P9" draw:layer="layout" svg:x1="10.1cm" svg:y1="7.2cm" svg:x2="10.1cm" svg:y2="7cm">
          <text:p/>
        </draw:line>
        <draw:line draw:style-name="gr28" draw:text-style-name="P9" draw:layer="layout" svg:x1="10.3cm" svg:y1="7.2cm" svg:x2="10.3cm" svg:y2="7cm">
          <text:p/>
        </draw:line>
        <draw:line draw:style-name="gr30" draw:text-style-name="P11" draw:layer="layout" svg:x1="9.201cm" svg:y1="2.61cm" svg:x2="9.905cm" svg:y2="2.605cm">
          <text:p/>
        </draw:line>
        <draw:line draw:style-name="gr31" draw:text-style-name="P11" draw:layer="layout" svg:x1="9.905cm" svg:y1="2.905cm" svg:x2="9.201cm" svg:y2="2.91cm">
          <text:p/>
        </draw:line>
        <draw:line draw:style-name="gr32" draw:text-style-name="P11" draw:layer="layout" svg:x1="9.198cm" svg:y1="2.308cm" svg:x2="9.905cm" svg:y2="2.305cm">
          <text:p/>
        </draw:line>
        <draw:line draw:style-name="gr33" draw:text-style-name="P11" draw:layer="layout" svg:x1="9.905cm" svg:y1="2.005cm" svg:x2="9.201cm" svg:y2="2.01cm">
          <text:p/>
        </draw:line>
        <draw:line draw:style-name="gr34" draw:text-style-name="P11" draw:layer="layout" svg:x1="6cm" svg:y1="2.61cm" svg:x2="6.7cm" svg:y2="2.61cm">
          <text:p/>
        </draw:line>
        <draw:line draw:style-name="gr35" draw:text-style-name="P11" draw:layer="layout" svg:x1="6.697cm" svg:y1="2.908cm" svg:x2="6cm" svg:y2="2.91cm">
          <text:p/>
        </draw:line>
        <draw:line draw:style-name="gr36" draw:text-style-name="P11" draw:layer="layout" svg:x1="6.9cm" svg:y1="3.01cm" svg:x2="6.9cm" svg:y2="3.21cm">
          <text:p/>
        </draw:line>
        <draw:line draw:style-name="gr37" draw:text-style-name="P11" draw:layer="layout" svg:x1="7.205cm" svg:y1="3.005cm" svg:x2="7.205cm" svg:y2="3.205cm">
          <text:p/>
        </draw:line>
        <draw:line draw:style-name="gr38" draw:text-style-name="P11" draw:layer="layout" svg:x1="7.5cm" svg:y1="3.01cm" svg:x2="7.5cm" svg:y2="3.21cm">
          <text:p/>
        </draw:line>
        <draw:line draw:style-name="gr39" draw:text-style-name="P11" draw:layer="layout" svg:x1="7.8cm" svg:y1="3.01cm" svg:x2="7.8cm" svg:y2="3.21cm">
          <text:p/>
        </draw:line>
        <draw:frame draw:style-name="gr40" draw:text-style-name="P13" draw:layer="layout" svg:width="1.9cm" svg:height="0.35cm" svg:x="7.005cm" svg:y="1.96cm">
          <draw:text-box>
            <text:p text:style-name="P12"><text:span text:style-name="T2">PCF8574-Board</text:span></text:p>
          </draw:text-box>
        </draw:frame>
        <draw:frame draw:style-name="gr41" draw:text-style-name="P14" draw:layer="layout" svg:width="0.24cm" svg:height="0.27cm" svg:x="7.085cm" svg:y="2.705cm">
          <draw:text-box>
            <text:p text:style-name="P12"><text:span text:style-name="T3">P6</text:span></text:p>
          </draw:text-box>
        </draw:frame>
        <draw:line draw:style-name="gr42" draw:text-style-name="P11" draw:layer="layout" svg:x1="8.1cm" svg:y1="3.01cm" svg:x2="8.1cm" svg:y2="3.21cm">
          <text:p/>
        </draw:line>
        <draw:line draw:style-name="gr43" draw:text-style-name="P11" draw:layer="layout" svg:x1="8.4cm" svg:y1="3.01cm" svg:x2="8.4cm" svg:y2="3.21cm">
          <text:p/>
        </draw:line>
        <draw:line draw:style-name="gr44" draw:text-style-name="P11" draw:layer="layout" svg:x1="8.7cm" svg:y1="3.01cm" svg:x2="8.7cm" svg:y2="3.21cm">
          <text:p/>
        </draw:line>
        <draw:line draw:style-name="gr45" draw:text-style-name="P11" draw:layer="layout" svg:x1="9cm" svg:y1="3.01cm" svg:x2="9cm" svg:y2="3.21cm">
          <text:p/>
        </draw:line>
        <draw:frame draw:style-name="gr46" draw:text-style-name="P13" draw:layer="layout" svg:width="2.1cm" svg:height="0.35cm" svg:x="6.9cm" svg:y="2.355cm">
          <draw:text-box>
            <text:p text:style-name="P12"><text:span text:style-name="T2">pcf8574_out: 0x20</text:span></text:p>
          </draw:text-box>
        </draw:frame>
        <draw:polyline draw:style-name="gr47" draw:text-style-name="P11" draw:layer="layout" svg:width="2.099cm" svg:height="0.399cm" svg:x="6.905cm" svg:y="1.905cm" svg:viewBox="0 0 2100 400" draw:points="2100,0 2100,400 0,400 0,0">
          <text:p/>
        </draw:polyline>
        <draw:frame draw:style-name="gr48" draw:text-style-name="P15" draw:layer="layout" svg:width="0.5cm" svg:height="0.3cm" svg:x="9.3cm" svg:y="2.05cm">
          <draw:text-box>
            <text:p text:style-name="P12"><text:span text:style-name="T4">GND</text:span></text:p>
          </draw:text-box>
        </draw:frame>
        <draw:line draw:style-name="gr49" draw:text-style-name="P11" draw:layer="layout" svg:x1="12.4cm" svg:y1="2.61cm" svg:x2="13.1cm" svg:y2="2.61cm">
          <text:p/>
        </draw:line>
        <draw:line draw:style-name="gr50" draw:text-style-name="P11" draw:layer="layout" svg:x1="13.1cm" svg:y1="2.91cm" svg:x2="12.4cm" svg:y2="2.91cm">
          <text:p/>
        </draw:line>
        <draw:line draw:style-name="gr51" draw:text-style-name="P11" draw:layer="layout" svg:x1="12.397cm" svg:y1="2.308cm" svg:x2="13.1cm" svg:y2="2.31cm">
          <text:p/>
        </draw:line>
        <draw:line draw:style-name="gr52" draw:text-style-name="P11" draw:layer="layout" svg:x1="13.1cm" svg:y1="2.01cm" svg:x2="12.4cm" svg:y2="2.01cm">
          <text:p/>
        </draw:line>
        <draw:frame draw:style-name="gr53" draw:text-style-name="P16" draw:layer="layout" svg:width="0.4cm" svg:height="0.35cm" svg:x="9.3cm" svg:y="1.7cm">
          <draw:text-box>
            <text:p text:style-name="P12"><text:span text:style-name="T5">+5V</text:span></text:p>
          </draw:text-box>
        </draw:frame>
        <draw:frame draw:style-name="gr54" draw:text-style-name="P15" draw:layer="layout" svg:width="0.5cm" svg:height="0.3cm" svg:x="12.5cm" svg:y="2.05cm">
          <draw:text-box>
            <text:p text:style-name="P12"><text:span text:style-name="T4">GND</text:span></text:p>
          </draw:text-box>
        </draw:frame>
        <draw:frame draw:style-name="gr55" draw:text-style-name="P17" draw:layer="layout" svg:width="0.5cm" svg:height="0.26cm" svg:x="12.5cm" svg:y="2.66cm">
          <draw:text-box>
            <text:p text:style-name="P12"><text:span text:style-name="T6">SCL</text:span></text:p>
          </draw:text-box>
        </draw:frame>
        <draw:frame draw:style-name="gr56" draw:text-style-name="P18" draw:layer="layout" svg:width="0.5cm" svg:height="0.24cm" svg:x="12.5cm" svg:y="2.38cm">
          <draw:text-box>
            <text:p text:style-name="P12"><text:span text:style-name="T7">SDA</text:span></text:p>
          </draw:text-box>
        </draw:frame>
        <draw:frame draw:style-name="gr57" draw:text-style-name="P16" draw:layer="layout" svg:width="0.4cm" svg:height="0.35cm" svg:x="12.5cm" svg:y="1.7cm">
          <draw:text-box>
            <text:p text:style-name="P12"><text:span text:style-name="T5">+5V</text:span></text:p>
          </draw:text-box>
        </draw:frame>
        <draw:rect draw:style-name="gr58" draw:text-style-name="P19" draw:layer="layout" svg:width="2.5cm" svg:height="1.1cm" svg:x="6.705cm" svg:y="1.91cm">
          <text:p/>
        </draw:rect>
        <draw:frame draw:style-name="gr59" draw:text-style-name="P17" draw:layer="layout" svg:width="0.5cm" svg:height="0.28cm" svg:x="6.107cm" svg:y="2.67cm">
          <draw:text-box>
            <text:p text:style-name="P12"><text:span text:style-name="T6">SCL</text:span></text:p>
          </draw:text-box>
        </draw:frame>
        <draw:frame draw:style-name="gr60" draw:text-style-name="P18" draw:layer="layout" svg:width="0.5cm" svg:height="0.28cm" svg:x="6.107cm" svg:y="2.367cm">
          <draw:text-box>
            <text:p text:style-name="P12"><text:span text:style-name="T7">SDA</text:span></text:p>
          </draw:text-box>
        </draw:frame>
        <draw:line draw:style-name="gr61" draw:text-style-name="P11" draw:layer="layout" svg:x1="6cm" svg:y1="2.31cm" svg:x2="6.7cm" svg:y2="2.31cm">
          <text:p/>
        </draw:line>
        <draw:line draw:style-name="gr62" draw:text-style-name="P11" draw:layer="layout" svg:x1="6.7cm" svg:y1="2cm" svg:x2="6cm" svg:y2="2cm">
          <text:p/>
        </draw:line>
        <draw:frame draw:style-name="gr63" draw:text-style-name="P15" draw:layer="layout" svg:width="0.5cm" svg:height="0.3cm" svg:x="6.1cm" svg:y="2.05cm">
          <draw:text-box>
            <text:p text:style-name="P12"><text:span text:style-name="T4">GND</text:span></text:p>
          </draw:text-box>
        </draw:frame>
        <draw:frame draw:style-name="gr64" draw:text-style-name="P16" draw:layer="layout" svg:width="0.4cm" svg:height="0.35cm" svg:x="6.1cm" svg:y="1.7cm">
          <draw:text-box>
            <text:p text:style-name="P12"><text:span text:style-name="T5">+5V</text:span></text:p>
          </draw:text-box>
        </draw:frame>
        <draw:frame draw:style-name="gr65" draw:text-style-name="P18" draw:layer="layout" svg:width="0.5cm" svg:height="0.28cm" svg:x="9.307cm" svg:y="2.367cm">
          <draw:text-box>
            <text:p text:style-name="P12"><text:span text:style-name="T7">SDA</text:span></text:p>
          </draw:text-box>
        </draw:frame>
        <draw:frame draw:style-name="gr66" draw:text-style-name="P17" draw:layer="layout" svg:width="0.5cm" svg:height="0.28cm" svg:x="9.307cm" svg:y="2.67cm">
          <draw:text-box>
            <text:p text:style-name="P12"><text:span text:style-name="T6">SCL</text:span></text:p>
          </draw:text-box>
        </draw:frame>
        <draw:frame draw:style-name="gr67" draw:text-style-name="P14" draw:layer="layout" svg:width="0.24cm" svg:height="0.27cm" svg:x="6.785cm" svg:y="2.705cm">
          <draw:text-box>
            <text:p text:style-name="P12"><text:span text:style-name="T3">P7</text:span></text:p>
          </draw:text-box>
        </draw:frame>
        <draw:frame draw:style-name="gr68" draw:text-style-name="P14" draw:layer="layout" svg:width="0.24cm" svg:height="0.27cm" svg:x="7.385cm" svg:y="2.705cm">
          <draw:text-box>
            <text:p text:style-name="P12"><text:span text:style-name="T3">P5</text:span></text:p>
          </draw:text-box>
        </draw:frame>
        <draw:frame draw:style-name="gr69" draw:text-style-name="P14" draw:layer="layout" svg:width="0.24cm" svg:height="0.27cm" svg:x="7.685cm" svg:y="2.705cm">
          <draw:text-box>
            <text:p text:style-name="P12"><text:span text:style-name="T3">P4</text:span></text:p>
          </draw:text-box>
        </draw:frame>
        <draw:frame draw:style-name="gr70" draw:text-style-name="P14" draw:layer="layout" svg:width="0.24cm" svg:height="0.27cm" svg:x="7.985cm" svg:y="2.705cm">
          <draw:text-box>
            <text:p text:style-name="P12"><text:span text:style-name="T3">P3</text:span></text:p>
          </draw:text-box>
        </draw:frame>
        <draw:frame draw:style-name="gr71" draw:text-style-name="P14" draw:layer="layout" svg:width="0.24cm" svg:height="0.27cm" svg:x="8.285cm" svg:y="2.705cm">
          <draw:text-box>
            <text:p text:style-name="P12"><text:span text:style-name="T3">P2</text:span></text:p>
          </draw:text-box>
        </draw:frame>
        <draw:frame draw:style-name="gr72" draw:text-style-name="P14" draw:layer="layout" svg:width="0.24cm" svg:height="0.27cm" svg:x="8.585cm" svg:y="2.705cm">
          <draw:text-box>
            <text:p text:style-name="P12"><text:span text:style-name="T3">P1</text:span></text:p>
          </draw:text-box>
        </draw:frame>
        <draw:frame draw:style-name="gr73" draw:text-style-name="P14" draw:layer="layout" svg:width="0.24cm" svg:height="0.27cm" svg:x="8.885cm" svg:y="2.705cm">
          <draw:text-box>
            <text:p text:style-name="P12"><text:span text:style-name="T3">P0</text:span></text:p>
          </draw:text-box>
        </draw:frame>
        <draw:line draw:style-name="gr74" draw:text-style-name="P11" draw:layer="layout" svg:x1="10.1cm" svg:y1="3.01cm" svg:x2="10.1cm" svg:y2="3.21cm">
          <text:p/>
        </draw:line>
        <draw:line draw:style-name="gr75" draw:text-style-name="P11" draw:layer="layout" svg:x1="10.405cm" svg:y1="3.005cm" svg:x2="10.405cm" svg:y2="3.205cm">
          <text:p/>
        </draw:line>
        <draw:line draw:style-name="gr76" draw:text-style-name="P11" draw:layer="layout" svg:x1="10.7cm" svg:y1="3.01cm" svg:x2="10.7cm" svg:y2="3.21cm">
          <text:p/>
        </draw:line>
        <draw:line draw:style-name="gr77" draw:text-style-name="P11" draw:layer="layout" svg:x1="11cm" svg:y1="3.01cm" svg:x2="11cm" svg:y2="3.21cm">
          <text:p/>
        </draw:line>
        <draw:frame draw:style-name="gr78" draw:text-style-name="P13" draw:layer="layout" svg:width="1.9cm" svg:height="0.35cm" svg:x="10.205cm" svg:y="1.96cm">
          <draw:text-box>
            <text:p text:style-name="P12"><text:span text:style-name="T2">PCF8574-Board</text:span></text:p>
          </draw:text-box>
        </draw:frame>
        <draw:frame draw:style-name="gr79" draw:text-style-name="P14" draw:layer="layout" svg:width="0.24cm" svg:height="0.27cm" svg:x="10.285cm" svg:y="2.705cm">
          <draw:text-box>
            <text:p text:style-name="P12"><text:span text:style-name="T3">P6</text:span></text:p>
          </draw:text-box>
        </draw:frame>
        <draw:line draw:style-name="gr80" draw:text-style-name="P11" draw:layer="layout" svg:x1="11.3cm" svg:y1="3.01cm" svg:x2="11.3cm" svg:y2="3.21cm">
          <text:p/>
        </draw:line>
        <draw:line draw:style-name="gr81" draw:text-style-name="P11" draw:layer="layout" svg:x1="11.6cm" svg:y1="3.01cm" svg:x2="11.6cm" svg:y2="3.21cm">
          <text:p/>
        </draw:line>
        <draw:line draw:style-name="gr82" draw:text-style-name="P11" draw:layer="layout" svg:x1="11.9cm" svg:y1="3.01cm" svg:x2="11.9cm" svg:y2="3.21cm">
          <text:p/>
        </draw:line>
        <draw:line draw:style-name="gr83" draw:text-style-name="P11" draw:layer="layout" svg:x1="12.2cm" svg:y1="3.01cm" svg:x2="12.2cm" svg:y2="3.21cm">
          <text:p/>
        </draw:line>
        <draw:frame draw:style-name="gr84" draw:text-style-name="P13" draw:layer="layout" svg:width="2.1cm" svg:height="0.35cm" svg:x="10.1cm" svg:y="2.355cm">
          <draw:text-box>
            <text:p text:style-name="P12"><text:span text:style-name="T2">pcf8574_in: 0x21</text:span></text:p>
          </draw:text-box>
        </draw:frame>
        <draw:polyline draw:style-name="gr85" draw:text-style-name="P11" draw:layer="layout" svg:width="2.099cm" svg:height="0.399cm" svg:x="10.105cm" svg:y="1.905cm" svg:viewBox="0 0 2100 400" draw:points="2100,0 2100,400 0,400 0,0">
          <text:p/>
        </draw:polyline>
        <draw:rect draw:style-name="gr86" draw:text-style-name="P19" draw:layer="layout" svg:width="2.5cm" svg:height="1.1cm" svg:x="9.905cm" svg:y="1.91cm">
          <text:p/>
        </draw:rect>
        <draw:frame draw:style-name="gr87" draw:text-style-name="P14" draw:layer="layout" svg:width="0.24cm" svg:height="0.27cm" svg:x="9.985cm" svg:y="2.705cm">
          <draw:text-box>
            <text:p text:style-name="P12"><text:span text:style-name="T3">P7</text:span></text:p>
          </draw:text-box>
        </draw:frame>
        <draw:frame draw:style-name="gr88" draw:text-style-name="P14" draw:layer="layout" svg:width="0.24cm" svg:height="0.27cm" svg:x="10.585cm" svg:y="2.705cm">
          <draw:text-box>
            <text:p text:style-name="P12"><text:span text:style-name="T3">P5</text:span></text:p>
          </draw:text-box>
        </draw:frame>
        <draw:frame draw:style-name="gr89" draw:text-style-name="P14" draw:layer="layout" svg:width="0.24cm" svg:height="0.27cm" svg:x="10.885cm" svg:y="2.705cm">
          <draw:text-box>
            <text:p text:style-name="P12"><text:span text:style-name="T3">P4</text:span></text:p>
          </draw:text-box>
        </draw:frame>
        <draw:frame draw:style-name="gr90" draw:text-style-name="P14" draw:layer="layout" svg:width="0.24cm" svg:height="0.27cm" svg:x="11.185cm" svg:y="2.705cm">
          <draw:text-box>
            <text:p text:style-name="P12"><text:span text:style-name="T3">P3</text:span></text:p>
          </draw:text-box>
        </draw:frame>
        <draw:frame draw:style-name="gr91" draw:text-style-name="P14" draw:layer="layout" svg:width="0.24cm" svg:height="0.27cm" svg:x="11.485cm" svg:y="2.705cm">
          <draw:text-box>
            <text:p text:style-name="P12"><text:span text:style-name="T3">P2</text:span></text:p>
          </draw:text-box>
        </draw:frame>
        <draw:frame draw:style-name="gr92" draw:text-style-name="P14" draw:layer="layout" svg:width="0.24cm" svg:height="0.27cm" svg:x="11.785cm" svg:y="2.705cm">
          <draw:text-box>
            <text:p text:style-name="P12"><text:span text:style-name="T3">P1</text:span></text:p>
          </draw:text-box>
        </draw:frame>
        <draw:frame draw:style-name="gr93" draw:text-style-name="P14" draw:layer="layout" svg:width="0.24cm" svg:height="0.27cm" svg:x="12.085cm" svg:y="2.705cm">
          <draw:text-box>
            <text:p text:style-name="P12"><text:span text:style-name="T3">P0</text:span></text:p>
          </draw:text-box>
        </draw:frame>
        <draw:frame draw:style-name="gr94" draw:text-style-name="P14" draw:layer="layout" svg:width="0.115cm" svg:height="0.27cm" svg:x="9.885cm" svg:y="6.005cm">
          <draw:text-box>
            <text:p text:style-name="P12"><text:span text:style-name="T3">1</text:span></text:p>
          </draw:text-box>
        </draw:frame>
        <draw:g draw:style-name="gr3">
          <draw:polygon draw:style-name="gr95" draw:text-style-name="P20" draw:layer="layout" svg:width="0.899cm" svg:height="0.399cm" svg:x="7.7cm" svg:y="7.4cm" svg:viewBox="0 0 900 400" draw:points="900,400 900,0 0,0 0,400">
            <text:p/>
          </draw:polygon>
          <draw:line draw:style-name="gr96" draw:text-style-name="P21" draw:layer="layout" svg:x1="8.6cm" svg:y1="7.7cm" svg:x2="7.7cm" svg:y2="7.7cm">
            <text:p/>
          </draw:line>
          <draw:line draw:style-name="gr96" draw:text-style-name="P21" draw:layer="layout" svg:x1="8.6cm" svg:y1="7.5cm" svg:x2="7.7cm" svg:y2="7.5cm">
            <text:p/>
          </draw:line>
        </draw:g>
        <draw:g draw:style-name="gr3">
          <draw:rect draw:style-name="gr97" draw:text-style-name="P3" draw:layer="layout" svg:width="0.6cm" svg:height="1cm" draw:transform="rotate (-1.5707963267949) translate (8.2cm 5.7cm)">
            <text:p/>
          </draw:rect>
          <draw:rect draw:style-name="gr98" draw:text-style-name="P4" draw:layer="layout" svg:width="0.5cm" svg:height="0.9cm" draw:transform="rotate (-1.5707963267949) translate (8.15cm 5.75cm)">
            <text:p/>
          </draw:rect>
          <draw:rect draw:style-name="gr99" draw:text-style-name="P5" draw:layer="layout" svg:width="0.05cm" svg:height="0.3cm" draw:transform="rotate (-1.5707963267949) translate (7.85cm 6.25cm)">
            <text:p/>
          </draw:rect>
          <draw:circle draw:style-name="gr100" draw:text-style-name="P6" draw:layer="layout" svg:width="0.12cm" svg:height="0.12cm" draw:transform="rotate (-1.5707963267949) translate (7.56cm 6.04cm)">
            <text:p/>
          </draw:circle>
          <draw:circle draw:style-name="gr101" draw:text-style-name="P6" draw:layer="layout" svg:width="0.12cm" svg:height="0.12cm" draw:transform="rotate (-1.5707963267949) translate (7.76cm 6.04cm)">
            <text:p/>
          </draw:circle>
          <draw:circle draw:style-name="gr102" draw:text-style-name="P6" draw:layer="layout" svg:width="0.12cm" svg:height="0.12cm" draw:transform="rotate (-1.5707963267949) translate (7.96cm 6.04cm)">
            <text:p/>
          </draw:circle>
          <draw:circle draw:style-name="gr103" draw:text-style-name="P6" draw:layer="layout" svg:width="0.12cm" svg:height="0.12cm" draw:transform="rotate (-1.5707963267949) translate (7.56cm 5.84cm)">
            <text:p/>
          </draw:circle>
          <draw:circle draw:style-name="gr104" draw:text-style-name="P6" draw:layer="layout" svg:width="0.12cm" svg:height="0.12cm" draw:transform="rotate (-1.5707963267949) translate (7.76cm 5.84cm)">
            <text:p/>
          </draw:circle>
          <draw:circle draw:style-name="gr105" draw:text-style-name="P6" draw:layer="layout" svg:width="0.12cm" svg:height="0.12cm" draw:transform="rotate (-1.5707963267949) translate (7.96cm 5.84cm)">
            <text:p/>
          </draw:circle>
        </draw:g>
        <draw:rect draw:style-name="gr106" draw:text-style-name="P3" draw:layer="layout" svg:width="0.6cm" svg:height="1.4cm" draw:transform="rotate (-1.5707963267949) translate (8.4cm 4.7cm)">
          <text:p/>
        </draw:rect>
        <draw:rect draw:style-name="gr107" draw:text-style-name="P4" draw:layer="layout" svg:width="0.5cm" svg:height="1.3cm" draw:transform="rotate (-1.5707963267949) translate (8.35cm 4.75cm)">
          <text:p/>
        </draw:rect>
        <draw:rect draw:style-name="gr108" draw:text-style-name="P5" draw:layer="layout" svg:width="0.05cm" svg:height="0.3cm" draw:transform="rotate (-1.5707963267949) translate (7.85cm 5.25cm)">
          <text:p/>
        </draw:rect>
        <draw:circle draw:style-name="gr109" draw:text-style-name="P6" draw:layer="layout" svg:width="0.12cm" svg:height="0.12cm" draw:transform="rotate (-1.5707963267949) translate (7.36cm 5.04cm)">
          <text:p/>
        </draw:circle>
        <draw:circle draw:style-name="gr110" draw:text-style-name="P6" draw:layer="layout" svg:width="0.12cm" svg:height="0.12cm" draw:transform="rotate (-1.5707963267949) translate (7.56cm 5.04cm)">
          <text:p/>
        </draw:circle>
        <draw:circle draw:style-name="gr111" draw:text-style-name="P5" draw:layer="layout" svg:width="0.12cm" svg:height="0.12cm" draw:transform="rotate (-1.5707963267949) translate (7.76cm 5.04cm)">
          <text:p/>
        </draw:circle>
        <draw:circle draw:style-name="gr112" draw:text-style-name="P6" draw:layer="layout" svg:width="0.12cm" svg:height="0.12cm" draw:transform="rotate (-1.5707963267949) translate (7.36cm 4.84cm)">
          <text:p/>
        </draw:circle>
        <draw:circle draw:style-name="gr113" draw:text-style-name="P6" draw:layer="layout" svg:width="0.12cm" svg:height="0.12cm" draw:transform="rotate (-1.5707963267949) translate (7.56cm 4.84cm)">
          <text:p/>
        </draw:circle>
        <draw:circle draw:style-name="gr114" draw:text-style-name="P7" draw:layer="layout" svg:width="0.12cm" svg:height="0.12cm" draw:transform="rotate (-1.5707963267949) translate (7.76cm 4.84cm)">
          <text:p/>
        </draw:circle>
        <draw:circle draw:style-name="gr115" draw:text-style-name="P6" draw:layer="layout" svg:width="0.12cm" svg:height="0.12cm" draw:transform="rotate (-1.5707963267949) translate (7.96cm 5.04cm)">
          <text:p/>
        </draw:circle>
        <draw:circle draw:style-name="gr116" draw:text-style-name="P6" draw:layer="layout" svg:width="0.12cm" svg:height="0.12cm" draw:transform="rotate (-1.5707963267949) translate (8.16cm 5.04cm)">
          <text:p/>
        </draw:circle>
        <draw:circle draw:style-name="gr117" draw:text-style-name="P6" draw:layer="layout" svg:width="0.12cm" svg:height="0.12cm" draw:transform="rotate (-1.5707963267949) translate (7.96cm 4.84cm)">
          <text:p/>
        </draw:circle>
        <draw:circle draw:style-name="gr118" draw:text-style-name="P6" draw:layer="layout" svg:width="0.12cm" svg:height="0.12cm" draw:transform="rotate (-1.5707963267949) translate (8.16cm 4.84cm)">
          <text:p/>
        </draw:circle>
        <draw:frame draw:style-name="gr26" draw:text-style-name="P8" draw:layer="layout" svg:width="0.6cm" svg:height="0.38cm" svg:x="7.4cm" svg:y="5.32cm">
          <draw:text-box>
            <text:p><text:span text:style-name="T1">2IO</text:span></text:p>
          </draw:text-box>
        </draw:frame>
        <draw:frame draw:style-name="gr119" draw:text-style-name="P14" draw:layer="layout" svg:width="0.115cm" svg:height="0.27cm" svg:x="7.285cm" svg:y="6.005cm">
          <draw:text-box>
            <text:p text:style-name="P12"><text:span text:style-name="T3">1</text:span></text:p>
          </draw:text-box>
        </draw:frame>
        <draw:g draw:style-name="gr3">
          <draw:polygon draw:style-name="gr95" draw:text-style-name="P20" draw:layer="layout" svg:width="0.899cm" svg:height="0.399cm" svg:x="6.8cm" svg:y="7.4cm" svg:viewBox="0 0 900 400" draw:points="900,400 900,0 0,0 0,400">
            <text:p/>
          </draw:polygon>
          <draw:line draw:style-name="gr96" draw:text-style-name="P21" draw:layer="layout" svg:x1="7.7cm" svg:y1="7.7cm" svg:x2="6.8cm" svg:y2="7.7cm">
            <text:p/>
          </draw:line>
          <draw:line draw:style-name="gr96" draw:text-style-name="P21" draw:layer="layout" svg:x1="7.7cm" svg:y1="7.5cm" svg:x2="6.8cm" svg:y2="7.5cm">
            <text:p/>
          </draw:line>
        </draw:g>
        <draw:rect draw:style-name="gr120" draw:text-style-name="P22" draw:layer="layout" svg:width="0.2cm" svg:height="0.1cm" svg:x="7.6cm" svg:y="7.45cm">
          <text:p/>
        </draw:rect>
        <draw:rect draw:style-name="gr120" draw:text-style-name="P22" draw:layer="layout" svg:width="0.2cm" svg:height="0.1cm" svg:x="7.6cm" svg:y="7.65cm">
          <text:p/>
        </draw:rect>
        <draw:polyline draw:style-name="gr121" draw:text-style-name="P9" draw:layer="layout" svg:width="0.299cm" svg:height="0.999cm" svg:x="7.3cm" svg:y="5.9cm" svg:viewBox="0 0 300 1000" draw:points="200,0 300,100 300,800 0,800 0,1000">
          <text:p/>
        </draw:polyline>
        <draw:circle draw:style-name="gr29" draw:text-style-name="P10" draw:layer="layout" svg:width="0.1cm" svg:height="0.1cm" svg:x="7.05cm" svg:y="6.9cm">
          <text:p/>
        </draw:circle>
        <draw:circle draw:style-name="gr29" draw:text-style-name="P10" draw:layer="layout" svg:width="0.1cm" svg:height="0.1cm" svg:x="7.25cm" svg:y="6.9cm">
          <text:p/>
        </draw:circle>
        <draw:circle draw:style-name="gr29" draw:text-style-name="P10" draw:layer="layout" svg:width="0.1cm" svg:height="0.1cm" svg:x="8.05cm" svg:y="6.9cm">
          <text:p/>
        </draw:circle>
        <draw:circle draw:style-name="gr29" draw:text-style-name="P10" draw:layer="layout" svg:width="0.1cm" svg:height="0.1cm" svg:x="8.25cm" svg:y="6.9cm">
          <text:p/>
        </draw:circle>
        <draw:frame draw:style-name="gr26" draw:text-style-name="P8" draw:layer="layout" svg:width="0.9cm" svg:height="0.6cm" svg:x="6.8cm" svg:y="8cm">
          <draw:text-box>
            <text:p><text:span text:style-name="T1">DT</text:span></text:p>
            <text:p><text:span text:style-name="T1">DCC 11</text:span></text:p>
          </draw:text-box>
        </draw:frame>
        <draw:frame draw:style-name="gr26" draw:text-style-name="P8" draw:layer="layout" svg:width="0.902cm" svg:height="0.6cm" svg:x="10.3cm" svg:y="8.1cm">
          <draw:text-box>
            <text:p><text:span text:style-name="T1">T2</text:span></text:p>
            <text:p><text:span text:style-name="T1">DCC 12</text:span></text:p>
          </draw:text-box>
        </draw:frame>
        <draw:circle draw:style-name="gr122" draw:text-style-name="P23" draw:layer="layout" svg:width="0.1cm" svg:height="0.1cm" draw:transform="rotate (-3.14159265358979) translate (8.15cm 7.553cm)">
          <text:p/>
        </draw:circle>
        <draw:line draw:style-name="gr27" draw:text-style-name="P9" draw:layer="layout" svg:x1="8.1cm" svg:y1="7cm" svg:x2="8.1cm" svg:y2="7.5cm">
          <text:p/>
        </draw:line>
        <draw:line draw:style-name="gr123" draw:text-style-name="P9" draw:layer="layout" svg:x1="8.3cm" svg:y1="7cm" svg:x2="8.3cm" svg:y2="7.7cm">
          <text:p/>
        </draw:line>
        <draw:circle draw:style-name="gr124" draw:text-style-name="P24" draw:layer="layout" svg:width="0.1cm" svg:height="0.1cm" draw:transform="rotate (-3.14159265358979) translate (8.35cm 7.753cm)">
          <text:p/>
        </draw:circle>
        <draw:circle draw:style-name="gr122" draw:text-style-name="P23" draw:layer="layout" svg:width="0.1cm" svg:height="0.1cm" draw:transform="rotate (-3.14159265358979) translate (7.15cm 7.553cm)">
          <text:p/>
        </draw:circle>
        <draw:line draw:style-name="gr27" draw:text-style-name="P9" draw:layer="layout" svg:x1="7.1cm" svg:y1="7cm" svg:x2="7.1cm" svg:y2="7.5cm">
          <text:p/>
        </draw:line>
        <draw:line draw:style-name="gr123" draw:text-style-name="P9" draw:layer="layout" svg:x1="7.3cm" svg:y1="7.7cm" svg:x2="7.3cm" svg:y2="7cm">
          <text:p/>
        </draw:line>
        <draw:circle draw:style-name="gr124" draw:text-style-name="P24" draw:layer="layout" svg:width="0.1cm" svg:height="0.1cm" draw:transform="rotate (-3.14159265358979) translate (7.35cm 7.753cm)">
          <text:p/>
        </draw:circle>
        <draw:polyline draw:style-name="gr125" draw:text-style-name="P9" draw:layer="layout" svg:width="0.399cm" svg:height="0.798cm" svg:x="7.1cm" svg:y="6.101cm" svg:viewBox="0 0 400 799" draw:points="400,0 400,499 0,499 0,799">
          <text:p/>
        </draw:polyline>
        <draw:polyline draw:style-name="gr126" draw:text-style-name="P9" draw:layer="layout" svg:width="0.199cm" svg:height="0.799cm" svg:x="7.9cm" svg:y="6.1cm" svg:viewBox="0 0 200 800" draw:points="0,0 0,600 200,600 200,800">
          <text:p/>
        </draw:polyline>
        <draw:polyline draw:style-name="gr127" draw:text-style-name="P9" draw:layer="layout" svg:width="0.399cm" svg:height="0.999cm" svg:x="7.9cm" svg:y="5.9cm" svg:viewBox="0 0 400 1000" draw:points="0,0 100,100 100,700 400,700 400,1000">
          <text:p/>
        </draw:polyline>
        <draw:line draw:style-name="gr128" draw:text-style-name="P11" draw:layer="layout" svg:x1="2.3cm" svg:y1="3.5cm" svg:x2="2.3cm" svg:y2="2cm">
          <text:p/>
        </draw:line>
        <draw:circle draw:style-name="gr129" draw:text-style-name="P25" draw:layer="layout" svg:width="0.1cm" svg:height="0.1cm" svg:x="2.25cm" svg:y="1.95cm">
          <text:p/>
        </draw:circle>
        <draw:g draw:style-name="gr3">
          <draw:line draw:style-name="gr130" draw:text-style-name="P26" draw:layer="layout" svg:x1="2.45cm" svg:y1="3.55cm" svg:x2="2.65cm" svg:y2="3.65cm">
            <text:p/>
          </draw:line>
          <draw:line draw:style-name="gr130" draw:text-style-name="P26" draw:layer="layout" svg:x1="2.45cm" svg:y1="3.45cm" svg:x2="2.65cm" svg:y2="3.55cm">
            <text:p/>
          </draw:line>
        </draw:g>
        <draw:line draw:style-name="gr131" draw:text-style-name="P9" draw:layer="layout" svg:x1="2.2cm" svg:y1="3.6cm" svg:x2="2.4cm" svg:y2="3.6cm">
          <text:p/>
        </draw:line>
        <draw:polygon draw:style-name="gr132" draw:text-style-name="P27" draw:layer="layout" svg:width="0.199cm" svg:height="0.199cm" svg:x="2.2cm" svg:y="3.4cm" svg:viewBox="0 0 200 200" draw:points="0,0 200,0 100,200">
          <text:p/>
        </draw:polygon>
        <draw:line draw:style-name="gr131" draw:text-style-name="P9" draw:layer="layout" svg:x1="3.4cm" svg:y1="3.2cm" svg:x2="3.4cm" svg:y2="3.3cm">
          <text:p/>
        </draw:line>
        <draw:rect draw:style-name="gr133" draw:text-style-name="P10" draw:layer="layout" svg:width="0.201cm" svg:height="0.501cm" svg:x="3.299cm" svg:y="3.299cm">
          <text:p/>
        </draw:rect>
        <draw:polyline draw:style-name="gr131" draw:text-style-name="P9" draw:layer="layout" svg:width="1.117cm" svg:height="0.786cm" draw:transform="rotate (-2.96182374063438) translate (3.43518416484047cm 3.9936059535739cm)" svg:viewBox="0 0 1118 787" draw:points="0,197 36,0 1118,197 1011,787">
          <text:p/>
        </draw:polyline>
        <draw:frame draw:style-name="gr134" draw:text-style-name="P14" draw:layer="layout" svg:width="0.24cm" svg:height="0.27cm" svg:x="2.985cm" svg:y="3.405cm">
          <draw:text-box>
            <text:p text:style-name="P12"><text:span text:style-name="T3">330</text:span></text:p>
          </draw:text-box>
        </draw:frame>
        <draw:frame draw:style-name="gr26" draw:text-style-name="P8" draw:layer="layout" svg:width="0.7cm" svg:height="0.3cm" svg:x="2.4cm" svg:y="3.7cm">
          <draw:text-box>
            <text:p><text:span text:style-name="T1">BL, DCC 51</text:span></text:p>
          </draw:text-box>
        </draw:frame>
        <draw:polyline draw:style-name="gr135" draw:text-style-name="P9" draw:layer="layout" svg:width="1.206cm" svg:height="1.724cm" draw:transform="rotate (-2.96182374063438) translate (2.80849745945585cm 5.99755186982228cm)" svg:viewBox="0 0 1207 1725" draw:points="1127,0 1207,116 1064,902 179,741 0,1725">
          <text:p/>
        </draw:polyline>
        <draw:frame draw:style-name="gr136" draw:text-style-name="P14" draw:layer="layout" svg:width="0.115cm" svg:height="0.27cm" svg:x="7.086cm" svg:y="5.005cm">
          <draw:text-box>
            <text:p text:style-name="P12"><text:span text:style-name="T3">1</text:span></text:p>
          </draw:text-box>
        </draw:frame>
        <draw:frame draw:style-name="gr137" draw:text-style-name="P14" draw:layer="layout" svg:width="0.115cm" svg:height="0.27cm" svg:x="9.688cm" svg:y="5.005cm">
          <draw:text-box>
            <text:p text:style-name="P12"><text:span text:style-name="T3">1</text:span></text:p>
          </draw:text-box>
        </draw:frame>
        <draw:polyline draw:style-name="gr138" draw:text-style-name="P9" draw:layer="layout" svg:width="1.475cm" svg:height="1.94cm" draw:transform="rotate (-2.96182374063438) translate (10.1286970714631cm 4.85843869823033cm)" svg:viewBox="0 0 1476 1941" draw:points="232,0 0,1279 1476,1547 1404,1941">
          <text:p/>
        </draw:polyline>
        <draw:polyline draw:style-name="gr135" draw:text-style-name="P9" draw:layer="layout" svg:width="1.278cm" svg:height="2.083cm" draw:transform="rotate (-2.96182374063438) translate (10.2782762955107cm 5.03125554617094cm)" svg:viewBox="0 0 1279 2084" draw:points="384,0 268,81 0,1556 1279,1789 1225,2084">
          <text:p/>
        </draw:polyline>
        <draw:g draw:style-name="gr139">
          <draw:polygon draw:style-name="gr140" draw:text-style-name="P28" draw:layer="layout" svg:width="1.499cm" svg:height="0.791cm" draw:transform="rotate (-3.14159265358979) translate (11cm 8.2cm)" svg:viewBox="0 0 1500 792" draw:points="1500,400 1400,0 0,392 0,792">
            <text:p/>
          </draw:polygon>
          <draw:polygon draw:style-name="gr141" draw:text-style-name="P29" draw:layer="layout" svg:width="1.349cm" svg:height="0.199cm" draw:transform="rotate (-3.14159265358979) translate (11cm 7.4cm)" svg:viewBox="0 0 1350 200" draw:points="0,0 0,132 415,198 936,200 1350,101 1350,0">
            <text:p/>
          </draw:polygon>
          <draw:rect draw:style-name="gr142" draw:text-style-name="P30" draw:layer="layout" svg:width="0.302cm" svg:height="0.096cm" draw:transform="rotate (-3.14159265358979) translate (10.181cm 7.365cm)">
            <text:p/>
          </draw:rect>
          <draw:g draw:style-name="gr3">
            <draw:polygon draw:style-name="gr95" draw:text-style-name="P20" draw:layer="layout" svg:width="1.799cm" svg:height="0.399cm" draw:transform="rotate (-3.14159265358979) translate (11.3cm 7.8cm)" svg:viewBox="0 0 1800 400" draw:points="1800,400 1800,0 0,0 1,400">
              <text:p/>
            </draw:polygon>
            <draw:line draw:style-name="gr96" draw:text-style-name="P21" draw:layer="layout" svg:x1="9.5cm" svg:y1="7.5cm" svg:x2="11.3cm" svg:y2="7.5cm">
              <text:p/>
            </draw:line>
            <draw:line draw:style-name="gr96" draw:text-style-name="P21" draw:layer="layout" svg:x1="9.5cm" svg:y1="7.7cm" svg:x2="11.3cm" svg:y2="7.7cm">
              <text:p/>
            </draw:line>
          </draw:g>
          <draw:line draw:style-name="gr96" draw:text-style-name="P21" draw:layer="layout" svg:x1="9.574cm" svg:y1="8.096cm" svg:x2="10.9cm" svg:y2="7.708cm">
            <text:p/>
          </draw:line>
          <draw:line draw:style-name="gr96" draw:text-style-name="P21" draw:layer="layout" svg:x1="9.525cm" svg:y1="7.902cm" svg:x2="10.9cm" svg:y2="7.508cm">
            <text:p/>
          </draw:line>
        </draw:g>
        <draw:g draw:style-name="gr3">
          <draw:polygon draw:style-name="gr95" draw:text-style-name="P20" draw:layer="layout" svg:width="0.899cm" svg:height="0.399cm" svg:x="8.6cm" svg:y="7.4cm" svg:viewBox="0 0 900 400" draw:points="900,400 900,0 0,0 0,400">
            <text:p/>
          </draw:polygon>
          <draw:line draw:style-name="gr96" draw:text-style-name="P21" draw:layer="layout" svg:x1="9.5cm" svg:y1="7.7cm" svg:x2="8.6cm" svg:y2="7.7cm">
            <text:p/>
          </draw:line>
          <draw:line draw:style-name="gr96" draw:text-style-name="P21" draw:layer="layout" svg:x1="9.5cm" svg:y1="7.5cm" svg:x2="8.6cm" svg:y2="7.5cm">
            <text:p/>
          </draw:line>
        </draw:g>
        <draw:g draw:style-name="gr139">
          <draw:polygon draw:style-name="gr140" draw:text-style-name="P28" draw:layer="layout" svg:width="1.499cm" svg:height="0.791cm" svg:x="8.1cm" svg:y="7.8cm" svg:viewBox="0 0 1500 792" draw:points="1500,400 1400,0 0,392 0,792">
            <text:p/>
          </draw:polygon>
          <draw:polygon draw:style-name="gr141" draw:text-style-name="P29" draw:layer="layout" svg:width="1.349cm" svg:height="0.199cm" svg:x="8.1cm" svg:y="8.6cm" svg:viewBox="0 0 1350 200" draw:points="0,0 0,132 415,198 936,200 1350,101 1350,0">
            <text:p/>
          </draw:polygon>
          <draw:rect draw:style-name="gr142" draw:text-style-name="P30" draw:layer="layout" svg:width="0.302cm" svg:height="0.096cm" svg:x="8.919cm" svg:y="8.635cm">
            <text:p/>
          </draw:rect>
          <draw:g draw:style-name="gr3">
            <draw:polygon draw:style-name="gr95" draw:text-style-name="P20" draw:layer="layout" svg:width="1.799cm" svg:height="0.399cm" svg:x="7.8cm" svg:y="8.2cm" svg:viewBox="0 0 1800 400" draw:points="1800,400 1800,0 0,0 1,400">
              <text:p/>
            </draw:polygon>
            <draw:line draw:style-name="gr96" draw:text-style-name="P21" draw:layer="layout" svg:x1="9.6cm" svg:y1="8.5cm" svg:x2="7.8cm" svg:y2="8.5cm">
              <text:p/>
            </draw:line>
            <draw:line draw:style-name="gr96" draw:text-style-name="P21" draw:layer="layout" svg:x1="9.6cm" svg:y1="8.3cm" svg:x2="7.8cm" svg:y2="8.3cm">
              <text:p/>
            </draw:line>
          </draw:g>
          <draw:line draw:style-name="gr96" draw:text-style-name="P21" draw:layer="layout" svg:x1="9.526cm" svg:y1="7.904cm" svg:x2="8.2cm" svg:y2="8.292cm">
            <text:p/>
          </draw:line>
          <draw:line draw:style-name="gr96" draw:text-style-name="P21" draw:layer="layout" svg:x1="9.575cm" svg:y1="8.098cm" svg:x2="8.2cm" svg:y2="8.492cm">
            <text:p/>
          </draw:line>
        </draw:g>
        <draw:polyline draw:style-name="gr143" draw:text-style-name="P9" draw:layer="layout" svg:width="2.011cm" svg:height="1.564cm" draw:transform="rotate (-2.96182374063438) translate (9.2799001713626cm 4.74019115780803cm)" svg:viewBox="0 0 2012 1565" draw:points="2012,0 1896,81 1681,1261 107,975 0,1565">
          <text:p/>
        </draw:polyline>
        <draw:polyline draw:style-name="gr143" draw:text-style-name="P9" draw:layer="layout" svg:width="4.569cm" svg:height="1.162cm" draw:transform="rotate (-2.96182374063438) translate (12.3967775678233cm 4.28279701488192cm)" svg:viewBox="0 0 4570 1163" draw:points="4570,0 4454,81 4257,1163 125,412 0,1101">
          <text:p/>
        </draw:polyline>
        <draw:polyline draw:style-name="gr135" draw:text-style-name="P9" draw:layer="layout" svg:width="1.715cm" svg:height="1.619cm" draw:transform="rotate (-2.96182374063438) translate (12.1896991320581cm 4.79411135566081cm)" svg:viewBox="0 0 1716 1620" draw:points="1716,0 1600,81 1351,1459 72,1227 0,1620">
          <text:p/>
        </draw:polyline>
        <draw:polyline draw:style-name="gr138" draw:text-style-name="P9" draw:layer="layout" svg:width="1.385cm" svg:height="1.475cm" draw:transform="rotate (-2.96182374063438) translate (11.8638981458004cm 4.65213769875554cm)" svg:viewBox="0 0 1386 1476" draw:points="1386,0 1136,1377 54,1181 0,1476">
          <text:p/>
        </draw:polyline>
        <draw:line draw:style-name="gr144" draw:text-style-name="P9" draw:layer="layout" svg:x1="7.4cm" svg:y1="4.3cm" svg:x2="7.4cm" svg:y2="4.5cm">
          <text:p/>
        </draw:line>
        <draw:line draw:style-name="gr145" draw:text-style-name="P9" draw:layer="layout" svg:x1="9.9cm" svg:y1="4.2cm" svg:x2="9.907cm" svg:y2="4.4cm">
          <text:p/>
        </draw:line>
        <draw:line draw:style-name="gr144" draw:text-style-name="P9" draw:layer="layout" svg:x1="8cm" svg:y1="4.4cm" svg:x2="8cm" svg:y2="4.1cm">
          <text:p/>
        </draw:line>
        <draw:line draw:style-name="gr145" draw:text-style-name="P9" draw:layer="layout" svg:x1="10.5cm" svg:y1="4.4cm" svg:x2="10.5cm" svg:y2="4.2cm">
          <text:p/>
        </draw:line>
        <draw:line draw:style-name="gr146" draw:text-style-name="P9" draw:layer="layout" svg:x1="9.997cm" svg:y1="4.194cm" svg:x2="10.004cm" svg:y2="4.394cm">
          <text:p/>
        </draw:line>
        <draw:line draw:style-name="gr146" draw:text-style-name="P9" draw:layer="layout" svg:x1="10.6cm" svg:y1="4.406cm" svg:x2="10.6cm" svg:y2="4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12T18:30:09.100989100</dc:date>
    <meta:editing-duration>P1DT12H10M46S</meta:editing-duration>
    <meta:editing-cycles>159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205"/>
  </office:meta>
</office:document-meta>
</file>